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2778in" fo:margin-left="-0.0785in" table:align="left" style:writing-mode="lr-tb"/>
    </style:style>
    <style:style style:name="Table1.A" style:family="table-column">
      <style:table-column-properties style:column-width="0.8785in"/>
    </style:style>
    <style:style style:name="Table1.F" style:family="table-column">
      <style:table-column-properties style:column-width="0.885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F1" style:family="table-cell">
      <style:table-cell-properties style:vertical-align="top" fo:padding-left="0.075in" fo:padding-right="0.075in" fo:padding-top="0in" fo:padding-bottom="0in" fo:border="0.0069in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style:font-name="Arial" style:font-name-complex="Arial"/>
    </style:style>
    <style:style style:name="P3" style:family="paragraph" style:parent-style-name="Standard">
      <style:paragraph-properties style:snap-to-layout-grid="false"/>
      <style:text-properties style:font-name="Arial" style:font-name-complex="Arial"/>
    </style:style>
    <style:style style:name="P4" style:family="paragraph" style:parent-style-name="Standard">
      <style:text-properties style:font-name="Arial" fo:font-style="italic" style:font-style-asian="italic" style:font-name-complex="Arial"/>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paragraph-properties style:snap-to-layout-grid="false"/>
      <style:text-properties style:font-name="Arial" fo:font-weight="bold" style:font-weight-asian="bold" style:font-name-complex="Arial"/>
    </style:style>
    <style:style style:name="P7" style:family="paragraph" style:parent-style-name="Standard">
      <style:paragraph-properties style:snap-to-layout-grid="false"/>
    </style:style>
    <style:style style:name="P8" style:family="paragraph" style:parent-style-name="Standard">
      <style:paragraph-properties style:snap-to-layout-grid="false"/>
      <style:text-properties style:font-name="Courier New" style:font-name-complex="Courier New"/>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1in" fo:margin-right="0in" fo:text-indent="0in" style:auto-text-indent="false"/>
      <style:text-properties style:font-name="Arial" style:font-name-complex="Arial"/>
    </style:style>
    <style:style style:name="P12" style:family="paragraph" style:parent-style-name="Standard">
      <style:paragraph-properties fo:margin-left="0.75in" fo:margin-right="0in" fo:text-indent="0in" style:auto-text-indent="false"/>
      <style:text-properties style:text-position="super 58%" style:font-name="Arial" style:font-name-complex="Arial"/>
    </style:style>
    <style:style style:name="P13" style:family="paragraph" style:parent-style-name="Standard">
      <style:paragraph-properties fo:margin-left="0.75in" fo:margin-right="0in" fo:text-indent="0in" style:auto-text-indent="false"/>
      <style:text-properties style:font-name="Arial" style:font-name-complex="Arial"/>
    </style:style>
    <style:style style:name="P14" style:family="paragraph" style:parent-style-name="Standard">
      <style:paragraph-properties fo:margin-left="0.75in" fo:margin-right="0in" fo:text-indent="0.25in" style:auto-text-indent="false"/>
    </style:style>
    <style:style style:name="P15" style:family="paragraph" style:parent-style-name="Standard">
      <style:paragraph-properties fo:margin-left="0.75in" fo:margin-right="0in" fo:text-indent="0.25in" style:auto-text-indent="false"/>
      <style:text-properties style:font-name="Arial" style:font-name-complex="Arial"/>
    </style:style>
    <style:style style:name="P16" style:family="paragraph" style:parent-style-name="Standard">
      <style:paragraph-properties fo:break-before="page"/>
      <style:text-properties style:font-name="Arial" style:font-name-complex="Arial"/>
    </style:style>
    <style:style style:name="P17" style:family="paragraph" style:parent-style-name="Standard">
      <style:paragraph-properties fo:margin-left="1in" fo:margin-right="0in" fo:text-indent="-1in" style:auto-text-indent="false"/>
      <style:text-properties style:font-name="Arial" style:font-name-complex="Arial"/>
    </style:style>
    <style:style style:name="P1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19" style:family="paragraph" style:parent-style-name="Standard" style:list-style-name="WW8Num1"/>
    <style:style style:name="P20" style:family="paragraph" style:parent-style-name="Standard" style:list-style-name="WW8Num1">
      <style:text-properties style:font-name="Arial" style:font-name-complex="Arial"/>
    </style:style>
    <style:style style:name="P21" style:family="paragraph" style:parent-style-name="Standard" style:list-style-name="WW8Num3">
      <style:text-properties style:font-name="Arial" style:font-name-complex="Arial"/>
    </style:style>
    <style:style style:name="T1" style:family="text">
      <style:text-properties style:font-name="Arial" style:font-name-complex="Arial"/>
    </style:style>
    <style:style style:name="T2" style:family="text">
      <style:text-properties style:font-name="Arial" fo:font-style="italic" fo:font-weight="bold" style:font-style-asian="italic"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text-position="super 58%" style:font-name="Arial" style:font-name-complex="Ari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background-color="transparent"/>
    </style:style>
    <style:style style:name="T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S278 “C”<text:tab/>Lab 3<text:tab/>Spring 2013<text:tab/>Burris</text:p>
      <text:p text:style-name="Standard"/>
      <text:p text:style-name="P2">Due: Prior to the start of class March 29, 2013 to avoid a late penalty. <text:s/></text:p>
      <text:p text:style-name="P2"/>
      <text:p text:style-name="P2">To:<text:tab/><text:tab/>You’re A. Programmer</text:p>
      <text:p text:style-name="P2"/>
      <text:p text:style-name="P2">From:<text:tab/><text:tab/>Ima Your Boss</text:p>
      <text:p text:style-name="P2"/>
      <text:p text:style-name="P17">Subject:<text:tab/>The Engineering Department is desperate for a set of programs to provide information on geometrical objects. <text:s/>Please work as late tonight as necessary to meet their needs. <text:s/>You are restricted to the “gcc” translator. <text:s/>Use the value of π found in the gcc math library.</text:p>
      <text:p text:style-name="Standard"/>
      <text:p text:style-name="P2">The following function/modules/methods are required. </text:p>
      <text:p text:style-name="P2"/>
      <text:list xml:id="list34211485" text:style-name="WW8Num1">
        <text:list-item>
          <text:p text:style-name="P20">void sphere( float value radius, float ref surface, float ref volume){</text:p>
          <text:list>
            <text:list-item>
              <text:p text:style-name="P19"><text:span text:style-name="T1">surface = 4πr</text:span><text:span text:style-name="T4">2</text:span></text:p>
            </text:list-item>
            <text:list-item>
              <text:p text:style-name="P19"><text:span text:style-name="T1">volume = 4/3πr</text:span><text:span text:style-name="T4">3</text:span></text:p>
            </text:list-item>
          </text:list>
        </text:list-item>
      </text:list>
      <text:p text:style-name="P10"><text:span text:style-name="T1">// computes</text:span><text:span text:style-name="T4"> </text:span><text:span text:style-name="T1">the surface area and volume of the sphere</text:span></text:p>
      <text:p text:style-name="P12">}</text:p>
      <text:list xml:id="list34304173" text:continue-numbering="true" text:style-name="WW8Num1">
        <text:list-item>
          <text:p text:style-name="P20">float volCylinder( float value radius, float value height){</text:p>
        </text:list-item>
      </text:list>
      <text:p text:style-name="P14"><text:span text:style-name="T1">volume = πr</text:span><text:span text:style-name="T4">2</text:span><text:span text:style-name="T1">h</text:span></text:p>
      <text:p text:style-name="P15">//computes the volume of a sphere</text:p>
      <text:p text:style-name="P13">}</text:p>
      <text:list xml:id="list34309052" text:continue-numbering="true" text:style-name="WW8Num1">
        <text:list-item>
          <text:p text:style-name="P20">double sumFloats( double x[ ], value int numFloats){</text:p>
        </text:list-item>
      </text:list>
      <text:p text:style-name="P11">Return the most accurate sum of the elements in the array, i.e., compute the sum after sorting the array into ascending order using a sort by selection. <text:s/>Prompt the user at run time for the floating point numbers to be summed in the main program placing them in an array prior to calling this function.</text:p>
      <text:p text:style-name="P13">}</text:p>
      <text:list xml:id="list34292687" text:continue-numbering="true" text:style-name="WW8Num1">
        <text:list-item>
          <text:p text:style-name="P20">double sin( float value angle){</text:p>
        </text:list-item>
      </text:list>
      <text:p text:style-name="P11">Compute the sine of “angle” using as many terms in the series as required till two successive approximations differ by no more than 0.00000001. <text:s/>Hint: see the example for computing square roots. <text:s/>The sine of a number may be found using the following series.</text:p>
      <text:p text:style-name="P10"><text:span text:style-name="T1">Sin( x ) = x – x</text:span><text:span text:style-name="T4">3</text:span><text:span text:style-name="T1">/3! + x</text:span><text:span text:style-name="T4">5</text:span><text:span text:style-name="T1">/5! – x</text:span><text:span text:style-name="T4">7</text:span><text:span text:style-name="T1">/7! + ●●●. <text:s/>Hint angles should be measured in radians: 2π radians =360 degrees or radians = degrees * π / 180.</text:span></text:p>
      <text:p text:style-name="P13">}</text:p>
      <text:p text:style-name="P2"/>
      <text:p text:style-name="P2">All data must be passed by reference or value as specified!</text:p>
      <text:p text:style-name="P16"/>
      <text:p text:style-name="P9">“C” Option (best grade is 75):</text:p>
      <text:p text:style-name="P2">Implement each of the required functions in a “static” library. <text:s/>Test them by prompting the user at run time for the following data.</text:p>
      <text:list xml:id="list34225192" text:style-name="WW8Num3">
        <text:list-item>
          <text:p text:style-name="P21">Use 7.583 centimeters for the radius of the sphere.</text:p>
        </text:list-item>
        <text:list-item>
          <text:p text:style-name="P21">Use a radius of 13.5 feet and height of 6.71 feet for the dimensions of the cylinder.</text:p>
        </text:list-item>
        <text:list-item>
          <text:p text:style-name="P21">Enter the following <text:span text:style-name="T6">floating point</text:span> (not double precision) numbers in the order shown to test your addition function: 0.3476789, 100400.8, 0.0000099, 1.343567, 78.34567, 1678.567, 997999.6, 0.0000009. <text:s/>Now print the unsorted raw data followed by the result of sorting the raw data into ascending sorted order. <text:s/>You must sort them using the <text:s/>“Sort-By-Selection” algorithm explained later in the lab. <text:s/><text:span text:style-name="T5">Be sure the array and sum are defined to be of type “float,” not double</text:span>.</text:p>
        </text:list-item>
        <text:list-item>
          <text:p text:style-name="P21">Find the sine of 45, 36, and 0.345 degrees.</text:p>
        </text:list-item>
      </text:list>
      <text:p text:style-name="P2">Print all results on the screen and to a file. <text:s/>You must create the executable and library using a script. <text:s/>Submit a copy of your source code, followed by the result file, and finally your script.</text:p>
      <text:p text:style-name="P2"/>
      <text:p text:style-name="P5">“B” Option (best grade is a 85):</text:p>
      <text:p text:style-name="P2">Implement the “C” Option a second time but you must use a “shared library” for the engineering functions. <text:s/>Use the simplest form of a shared library which requires all referenced modules be placed in memory at load time. <text:s/>The executable and library must be created using the “make” facility. <text:s/>Submit the “C” option materials first. <text:s/>The “C” option output should be followed by a cover page announcing the “B” option results. <text:s/>A copy of your “B” option make file should appear first followed by a copy of the “B” option execution results.</text:p>
      <text:p text:style-name="P2"/>
      <text:p text:style-name="P5">“A” Option (best grade is 100);</text:p>
      <text:p text:style-name="P2">Implement the “B” option. <text:s/>You must use a dynamic link shared library. <text:s/>Again, the executable and library must be created using a “make” file. <text:s/>The “B” option results should be followed by a cover page announcing the “A” option results. <text:s/>For the “A” option submit a copy of your “A” option make file first, followed by a source listing for the main program, then the results of the execution.</text:p>
      <text:p text:style-name="P2"/>
      <text:p text:style-name="Standard"><text:span text:style-name="T2">For all options</text:span><text:span text:style-name="T3">, results should be submitted with a cover page stating your name, description of the lab, grading option you completed, and the date the lab is submitted. <text:s/>Labs must be submitted in a manila envelop with your name as on the first lab. <text:s/>You are encouraged to reuse the same envelop submitted for previous labs.</text:span></text:p>
      <text:p text:style-name="P4"/>
      <text:p text:style-name="P4"><text:span text:style-name="T5">Please!! Do not attempt to submit a screen shot. <text:s/>It will not be accepted. </text:span><text:s/>Those using a word processor or other artificial means to produce program output (cheating) will be eliminated from the class.</text:p>
      <text:p text:style-name="P16"/>
      <text:p text:style-name="P5">Ascending order Sort-By-Selection:</text:p>
      <text:p text:style-name="P2">Assume “N” records to be sorted. <text:s/>In each pass of sort by selection, you find the smallest record then exchange it with the current top of the list. <text:s/>At the end of each pass, the item at the top of the list is the smallest hence is not used in the next pass, i.e., the length of the list is reduced by one. <text:s/>It takes N-1 passes to sort N records. <text:s/></text:p>
      <text:p text:style-name="P2"/>
      <text:p text:style-name="P2">Example:</text:p>
      <text:p text:style-name="P2">I have highlighted the keys to be exchanged on each pass. <text:s/>Keys in sorted order are in courier font.</text:p>
      <text:p text:style-name="P2"/>
      <table:table table:name="Table1" table:style-name="Table1">
        <table:table-column table:style-name="Table1.A" table:number-columns-repeated="5"/>
        <table:table-column table:style-name="Table1.F"/>
        <table:table-row table:style-name="Table1.1">
          <table:table-cell table:style-name="Table1.A1" office:value-type="string">
            <text:p text:style-name="P3">Location</text:p>
          </table:table-cell>
          <table:table-cell table:style-name="Table1.A1" office:value-type="string">
            <text:p text:style-name="P3">Start</text:p>
          </table:table-cell>
          <table:table-cell table:style-name="Table1.A1" office:value-type="string">
            <text:p text:style-name="P7"><text:span text:style-name="T1">After 1</text:span><text:span text:style-name="T4">st</text:span><text:span text:style-name="T1"> pass</text:span></text:p>
          </table:table-cell>
          <table:table-cell table:style-name="Table1.A1" office:value-type="string">
            <text:p text:style-name="P3">After pass 2</text:p>
          </table:table-cell>
          <table:table-cell table:style-name="Table1.A1" office:value-type="string">
            <text:p text:style-name="P3">After pass 3</text:p>
          </table:table-cell>
          <table:table-cell table:style-name="Table1.F1" office:value-type="string">
            <text:p text:style-name="P3">After pass 4</text:p>
          </table:table-cell>
        </table:table-row>
        <table:table-row table:style-name="Table1.1">
          <table:table-cell table:style-name="Table1.A1" office:value-type="string">
            <text:p text:style-name="P3">0</text:p>
          </table:table-cell>
          <table:table-cell table:style-name="Table1.A1" office:value-type="string">
            <text:p text:style-name="P6">15</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3</text:p>
          </table:table-cell>
          <table:table-cell table:style-name="Table1.F1" office:value-type="string">
            <text:p text:style-name="P8">3</text:p>
          </table:table-cell>
        </table:table-row>
        <table:table-row table:style-name="Table1.1">
          <table:table-cell table:style-name="Table1.A1" office:value-type="string">
            <text:p text:style-name="P3">1</text:p>
          </table:table-cell>
          <table:table-cell table:style-name="Table1.A1" office:value-type="string">
            <text:p text:style-name="P3">6</text:p>
          </table:table-cell>
          <table:table-cell table:style-name="Table1.A1" office:value-type="string">
            <text:p text:style-name="P6">6</text:p>
          </table:table-cell>
          <table:table-cell table:style-name="Table1.A1" office:value-type="string">
            <text:p text:style-name="P8">5</text:p>
          </table:table-cell>
          <table:table-cell table:style-name="Table1.A1" office:value-type="string">
            <text:p text:style-name="P8">5</text:p>
          </table:table-cell>
          <table:table-cell table:style-name="Table1.F1" office:value-type="string">
            <text:p text:style-name="P8">5</text:p>
          </table:table-cell>
        </table:table-row>
        <table:table-row table:style-name="Table1.1">
          <table:table-cell table:style-name="Table1.A1" office:value-type="string">
            <text:p text:style-name="P3">2</text:p>
          </table:table-cell>
          <table:table-cell table:style-name="Table1.A1" office:value-type="string">
            <text:p text:style-name="P3">12</text:p>
          </table:table-cell>
          <table:table-cell table:style-name="Table1.A1" office:value-type="string">
            <text:p text:style-name="P3">12</text:p>
          </table:table-cell>
          <table:table-cell table:style-name="Table1.A1" office:value-type="string">
            <text:p text:style-name="P6">12</text:p>
          </table:table-cell>
          <table:table-cell table:style-name="Table1.A1" office:value-type="string">
            <text:p text:style-name="P8">6</text:p>
          </table:table-cell>
          <table:table-cell table:style-name="Table1.F1" office:value-type="string">
            <text:p text:style-name="P8">6</text:p>
          </table:table-cell>
        </table:table-row>
        <table:table-row table:style-name="Table1.1">
          <table:table-cell table:style-name="Table1.A1" office:value-type="string">
            <text:p text:style-name="P3">3</text:p>
          </table:table-cell>
          <table:table-cell table:style-name="Table1.A1" office:value-type="string">
            <text:p text:style-name="P6">3</text:p>
          </table:table-cell>
          <table:table-cell table:style-name="Table1.A1" office:value-type="string">
            <text:p text:style-name="P3">15</text:p>
          </table:table-cell>
          <table:table-cell table:style-name="Table1.A1" office:value-type="string">
            <text:p text:style-name="P3">15</text:p>
          </table:table-cell>
          <table:table-cell table:style-name="Table1.A1" office:value-type="string">
            <text:p text:style-name="P6">15</text:p>
          </table:table-cell>
          <table:table-cell table:style-name="Table1.F1" office:value-type="string">
            <text:p text:style-name="P8">12</text:p>
          </table:table-cell>
        </table:table-row>
        <table:table-row table:style-name="Table1.1">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6">5</text:p>
          </table:table-cell>
          <table:table-cell table:style-name="Table1.A1" office:value-type="string">
            <text:p text:style-name="P6">6</text:p>
          </table:table-cell>
          <table:table-cell table:style-name="Table1.A1" office:value-type="string">
            <text:p text:style-name="P6">12</text:p>
          </table:table-cell>
          <table:table-cell table:style-name="Table1.F1" office:value-type="string">
            <text:p text:style-name="P3">15</text:p>
          </table:table-cell>
        </table:table-row>
      </table:table>
      <text:p text:style-name="P2"/>
      <text:p text:style-name="P2"/>
      <text:p text:style-name="P5">Thought Question:</text:p>
      <text:p text:style-name="Standard"><text:span text:style-name="T1">You do not need to submit an answer to the following with your lab but it would make a good test question. <text:s/>The time for the sort is proportional to N</text:span><text:span text:style-name="T4">2</text:span><text:span text:style-name="T1">, i.e., O(N</text:span><text:span text:style-name="T4">2</text:span><text:span text:style-name="T1">). <text:s/>Can you explain why in terms of the number of comparisons and number of exchanges? <text:s/>Describe the data resulting in the best performance and the expected number of compares and exchanges. <text:s/>Describe the data that produces the worst case performance in terms of the number of exchanges and comparisons.</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weight="bold" style:font-weight-asian="bold" style:font-name-complex="Courier New"/>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size="14pt" fo:font-weight="bold" style:font-size-asian="14pt" style:font-weight-asian="bold" style:font-name-complex="Courier New"/>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in" fo:text-indent="-0.5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fo:min-width="0.0161in" draw:z-index="2"><draw:text-box fo:min-height="0.1457in"><text:p text:style-name="Footer"><text:span text:style-name="Page_20_Number"><text:page-number text:select-page="current">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S278 “C”</dc:title>
    <meta:initial-creator>David Burris</meta:initial-creator>
    <meta:creation-date>2010-03-03T19:20:00</meta:creation-date>
    <dc:date>2013-03-05T14:15:28.87</dc:date>
    <meta:print-date>2007-02-22T13:04:00</meta:print-date>
    <meta:editing-cycles>11</meta:editing-cycles>
    <meta:editing-duration>PT46M</meta:editing-duration>
    <meta:generator>LibreOffice/3.3$Win32 LibreOffice_project/330m19$Build-301</meta:generator>
    <meta:document-statistic meta:table-count="1" meta:image-count="0" meta:object-count="0" meta:page-count="3" meta:paragraph-count="79" meta:word-count="980" meta:character-count="5211"/>
  </office:meta>
</office:document-meta>
</file>